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284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1.111cm"/>
    </style:style>
    <style:style style:name="co9" style:family="table-column">
      <style:table-column-properties fo:break-before="auto" style:column-width="2.581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3.563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4.216cm"/>
    </style:style>
    <style:style style:name="co14" style:family="table-column">
      <style:table-column-properties fo:break-before="auto" style:column-width="3.925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9966c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/>
    <style:style style:name="ce4" style:family="table-cell" style:parent-style-name="Default" style:data-style-name="N10099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6"/>
    <style:style style:name="ce7" style:family="table-cell" style:parent-style-name="Default" style:data-style-name="N115"/>
    <style:style style:name="ce8" style:family="table-cell" style:parent-style-name="Default" style:data-style-name="N1"/>
    <style:style style:name="ce9" style:family="table-cell" style:parent-style-name="Default" style:data-style-name="N117"/>
    <style:style style:name="ce10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pbt-SinglePhas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2]/60)*[.$B$12]*[.$B$12]*[.$B$2]/[.E2]" office:value-type="float" office:value="37.6343333333333" calcext:value-type="float">
            <text:p>37.6343333333</text:p>
          </table:table-cell>
          <table:table-cell table:formula="of:=[.$B$12]/[.G2]^(0.75)*3.1416" office:value-type="float" office:value="0.0262582899026987" calcext:value-type="float">
            <text:p>0.0262582899</text:p>
          </table:table-cell>
          <table:table-cell table:formula="of:=[.$B$10]/[.H2]" office:value-type="float" office:value="13.9003720863972" calcext:value-type="float">
            <text:p>13.9003720864</text:p>
          </table:table-cell>
          <table:table-cell table:formula="of:=[.F2]/60*[.$B$12]* 2*3.1416" office:value-type="float" office:value="0.664972" calcext:value-type="float">
            <text:p>0.664972</text:p>
          </table:table-cell>
          <table:table-cell table:formula="of:=[.$B$27]*[.J2]" office:value-type="float" office:value="0.00000664972" calcext:value-type="float">
            <text:p>6.64972E-006</text:p>
          </table:table-cell>
          <table:table-cell table:formula="of:=[.K2]/[.$B$8]*2" office:value-type="float" office:value="0.00443314666666667" calcext:value-type="float">
            <text:p>0.0044331467</text:p>
          </table:table-cell>
          <table:table-cell table:formula="of:=1/[.L2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3]/60)*[.$B$12]*[.$B$12]*[.$B$2]/[.E3]" office:value-type="float" office:value="75.2686666666667" calcext:value-type="float">
            <text:p>75.2686666667</text:p>
          </table:table-cell>
          <table:table-cell table:formula="of:=[.$B$12]/[.G3]^(0.75)*3.1416" office:value-type="float" office:value="0.0156132725900467" calcext:value-type="float">
            <text:p>0.0156132726</text:p>
          </table:table-cell>
          <table:table-cell table:formula="of:=[.$B$10]/[.H3]" office:value-type="float" office:value="23.3775461162885" calcext:value-type="float">
            <text:p>23.3775461163</text:p>
          </table:table-cell>
          <table:table-cell table:formula="of:=[.F3]/60*[.$B$12]* 2*3.1416" office:value-type="float" office:value="1.329944" calcext:value-type="float">
            <text:p>1.329944</text:p>
          </table:table-cell>
          <table:table-cell table:formula="of:=[.$B$27]*[.J3]" office:value-type="float" office:value="0.00001329944" calcext:value-type="float">
            <text:p>1.329944E-005</text:p>
          </table:table-cell>
          <table:table-cell table:formula="of:=[.K3]/[.$B$8]*2" office:value-type="float" office:value="0.00886629333333333" calcext:value-type="float">
            <text:p>0.0088662933</text:p>
          </table:table-cell>
          <table:table-cell table:formula="of:=1/[.L3]" office:value-type="float" office:value="112.786703801062" calcext:value-type="float">
            <text:p>112.786703801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4]/60)*[.$B$12]*[.$B$12]*[.$B$2]/[.E4]" office:value-type="float" office:value="112.903" calcext:value-type="float">
            <text:p>112.903</text:p>
          </table:table-cell>
          <table:table-cell table:formula="of:=[.$B$12]/[.G4]^(0.75)*3.1416" office:value-type="float" office:value="0.0115192843218382" calcext:value-type="float">
            <text:p>0.0115192843</text:p>
          </table:table-cell>
          <table:table-cell table:formula="of:=[.$B$10]/[.H4]" office:value-type="float" office:value="31.6859962652397" calcext:value-type="float">
            <text:p>31.6859962652</text:p>
          </table:table-cell>
          <table:table-cell table:formula="of:=[.F4]/60*[.$B$12]* 2*3.1416" office:value-type="float" office:value="1.994916" calcext:value-type="float">
            <text:p>1.994916</text:p>
          </table:table-cell>
          <table:table-cell table:formula="of:=[.$B$27]*[.J4]" office:value-type="float" office:value="0.00001994916" calcext:value-type="float">
            <text:p>1.994916E-005</text:p>
          </table:table-cell>
          <table:table-cell table:formula="of:=[.K4]/[.$B$8]*2" office:value-type="float" office:value="0.01329944" calcext:value-type="float">
            <text:p>0.01329944</text:p>
          </table:table-cell>
          <table:table-cell table:formula="of:=1/[.L4]" office:value-type="float" office:value="75.1911358673749" calcext:value-type="float">
            <text:p>75.1911358674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5]/60)*[.$B$12]*[.$B$12]*[.$B$2]/[.E5]" office:value-type="float" office:value="150.537333333333" calcext:value-type="float">
            <text:p>150.5373333333</text:p>
          </table:table-cell>
          <table:table-cell table:formula="of:=[.$B$12]/[.G5]^(0.75)*3.1416" office:value-type="float" office:value="0.00928370742628027" calcext:value-type="float">
            <text:p>0.0092837074</text:p>
          </table:table-cell>
          <table:table-cell table:formula="of:=[.$B$10]/[.H5]" office:value-type="float" office:value="39.3161894532307" calcext:value-type="float">
            <text:p>39.3161894532</text:p>
          </table:table-cell>
          <table:table-cell table:formula="of:=[.F5]/60*[.$B$12]* 2*3.1416" office:value-type="float" office:value="2.659888" calcext:value-type="float">
            <text:p>2.659888</text:p>
          </table:table-cell>
          <table:table-cell table:formula="of:=[.$B$27]*[.J5]" office:value-type="float" office:value="0.00002659888" calcext:value-type="float">
            <text:p>2.659888E-005</text:p>
          </table:table-cell>
          <table:table-cell table:formula="of:=[.K5]/[.$B$8]*2" office:value-type="float" office:value="0.0177325866666667" calcext:value-type="float">
            <text:p>0.0177325867</text:p>
          </table:table-cell>
          <table:table-cell table:formula="of:=1/[.L5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6]/60)*[.$B$12]*[.$B$12]*[.$B$2]/[.E6]" office:value-type="float" office:value="188.171666666667" calcext:value-type="float">
            <text:p>188.1716666667</text:p>
          </table:table-cell>
          <table:table-cell table:formula="of:=[.$B$12]/[.G6]^(0.75)*3.1416" office:value-type="float" office:value="0.00785306036059081" calcext:value-type="float">
            <text:p>0.0078530604</text:p>
          </table:table-cell>
          <table:table-cell table:formula="of:=[.$B$10]/[.H6]" office:value-type="float" office:value="46.4786953417151" calcext:value-type="float">
            <text:p>46.4786953417</text:p>
          </table:table-cell>
          <table:table-cell table:formula="of:=[.F6]/60*[.$B$12]* 2*3.1416" office:value-type="float" office:value="3.32486" calcext:value-type="float">
            <text:p>3.32486</text:p>
          </table:table-cell>
          <table:table-cell table:formula="of:=[.$B$27]*[.J6]" office:value-type="float" office:value="0.0000332486" calcext:value-type="float">
            <text:p>3.32486E-005</text:p>
          </table:table-cell>
          <table:table-cell table:formula="of:=[.K6]/[.$B$8]*2" office:value-type="float" office:value="0.0221657333333333" calcext:value-type="float">
            <text:p>0.0221657333</text:p>
          </table:table-cell>
          <table:table-cell table:formula="of:=1/[.L6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7]/60)*[.$B$12]*[.$B$12]*[.$B$2]/[.E7]" office:value-type="float" office:value="225.806" calcext:value-type="float">
            <text:p>225.806</text:p>
          </table:table-cell>
          <table:table-cell table:formula="of:=[.$B$12]/[.G7]^(0.75)*3.1416" office:value-type="float" office:value="0.00684940743763465" calcext:value-type="float">
            <text:p>0.0068494074</text:p>
          </table:table-cell>
          <table:table-cell table:formula="of:=[.$B$10]/[.H7]" office:value-type="float" office:value="53.2892813463653" calcext:value-type="float">
            <text:p>53.2892813464</text:p>
          </table:table-cell>
          <table:table-cell table:formula="of:=[.F7]/60*[.$B$12]* 2*3.1416" office:value-type="float" office:value="3.989832" calcext:value-type="float">
            <text:p>3.989832</text:p>
          </table:table-cell>
          <table:table-cell table:formula="of:=[.$B$27]*[.J7]" office:value-type="float" office:value="0.00003989832" calcext:value-type="float">
            <text:p>3.989832E-005</text:p>
          </table:table-cell>
          <table:table-cell table:formula="of:=[.K7]/[.$B$8]*2" office:value-type="float" office:value="0.02659888" calcext:value-type="float">
            <text:p>0.02659888</text:p>
          </table:table-cell>
          <table:table-cell table:formula="of:=1/[.L7]" office:value-type="float" office:value="37.5955679336874" calcext:value-type="float">
            <text:p>37.5955679337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8]/60)*[.$B$12]*[.$B$12]*[.$B$2]/[.E8]" office:value-type="float" office:value="3.76343333333333" calcext:value-type="float">
            <text:p>3.7634333333</text:p>
          </table:table-cell>
          <table:table-cell table:formula="of:=[.$B$12]/[.G8]^(0.75)*3.1416" office:value-type="float" office:value="0.14766121541116" calcext:value-type="float">
            <text:p>0.1476612154</text:p>
          </table:table-cell>
          <table:table-cell table:formula="of:=[.$B$10]/[.H8]" office:value-type="float" office:value="2.471874547312" calcext:value-type="float">
            <text:p>2.471874547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9]/60)*[.$B$12]*[.$B$12]*[.$B$2]/[.E9]" office:value-type="float" office:value="7.52686666666667" calcext:value-type="float">
            <text:p>7.5268666667</text:p>
          </table:table-cell>
          <table:table-cell table:formula="of:=[.$B$12]/[.G9]^(0.75)*3.1416" office:value-type="float" office:value="0.0877998839884503" calcext:value-type="float">
            <text:p>0.087799884</text:p>
          </table:table-cell>
          <table:table-cell table:formula="of:=[.$B$10]/[.H9]" office:value-type="float" office:value="4.15718089158312" calcext:value-type="float">
            <text:p>4.1571808916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10]/60)*[.$B$12]*[.$B$12]*[.$B$2]/[.E10]" office:value-type="float" office:value="18.8171666666667" calcext:value-type="float">
            <text:p>18.8171666667</text:p>
          </table:table-cell>
          <table:table-cell table:formula="of:=[.$B$12]/[.G10]^(0.75)*3.1416" office:value-type="float" office:value="0.0441610036997444" calcext:value-type="float">
            <text:p>0.0441610037</text:p>
          </table:table-cell>
          <table:table-cell table:formula="of:=[.$B$10]/[.H10]" office:value-type="float" office:value="8.2652106931644" calcext:value-type="float">
            <text:p>8.26521069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11]/60)*[.$B$12]*[.$B$12]*[.$B$2]/[.E11]" office:value-type="float" office:value="0.752686666666667" calcext:value-type="float">
            <text:p>0.7526866667</text:p>
          </table:table-cell>
          <table:table-cell table:formula="of:=[.$B$12]/[.G11]^(0.75)*3.1416" office:value-type="float" office:value="0.493735031136241" calcext:value-type="float">
            <text:p>0.4937350311</text:p>
          </table:table-cell>
          <table:table-cell table:formula="of:=[.$B$10]/[.H11]" office:value-type="float" office:value="0.739262918330951" calcext:value-type="float">
            <text:p>0.7392629183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550" calcext:value-type="float">
            <text:p>550</text:p>
          </table:table-cell>
          <table:table-cell table:formula="of:=([.F12]/60)*[.$B$12]*[.$B$12]*[.$B$2]/[.E12]" office:value-type="float" office:value="413.977666666667" calcext:value-type="float">
            <text:p>413.9776666667</text:p>
          </table:table-cell>
          <table:table-cell table:formula="of:=[.$B$12]/[.G12]^(0.75)*3.1416" office:value-type="float" office:value="0.00434732316100644" calcext:value-type="float">
            <text:p>0.0043473232</text:p>
          </table:table-cell>
          <table:table-cell table:formula="of:=[.$B$10]/[.H12]" office:value-type="float" office:value="83.9597118691079" calcext:value-type="float">
            <text:p>83.9597118691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225.806" calcext:value-type="float">
            <text:p>225.806</text:p>
          </table:table-cell>
          <table:table-cell table:formula="of:=[.$B$12]/[.G13]^(0.75)*3.1416" office:value-type="float" office:value="0.00684940743763465" calcext:value-type="float">
            <text:p>0.0068494074</text:p>
          </table:table-cell>
          <table:table-cell table:formula="of:=[.$B$10]/[.H13]" office:value-type="float" office:value="53.2892813463653" calcext:value-type="float">
            <text:p>53.2892813464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13.1720166666667" calcext:value-type="float">
            <text:p>13.1720166667</text:p>
          </table:table-cell>
          <table:table-cell table:formula="of:=[.$B$12]/[.G21]^(0.75)*3.1416" office:value-type="float" office:value="0.0577052604521172" calcext:value-type="float">
            <text:p>0.0577052605</text:p>
          </table:table-cell>
          <table:table-cell table:formula="of:=[.$B$10]/[.H21]" office:value-type="float" office:value="6.32524655707724" calcext:value-type="float">
            <text:p>6.3252465571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plateViscometer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5" calcext:value-type="float">
            <text:p>5.0000E-0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1]/[.B13]/[.B13]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8" calcext:value-type="float">
            <text:p>0.000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4" calcext:value-type="float">
            <text:p>0.000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165.68561834884" calcext:value-type="float">
            <text:p>1165.6856183488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1408" calcext:value-type="float">
            <text:p>0.01408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2331.37123669768" calcext:value-type="float">
            <text:p>2331.3712366977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3497.05685504652" calcext:value-type="float">
            <text:p>3497.0568550465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1.408" calcext:value-type="float">
            <text:p>1.408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4662.74247339536" calcext:value-type="float">
            <text:p>4662.7424733954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4" calcext:value-type="float">
            <text:p>0.004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5828.4280917442" calcext:value-type="float">
            <text:p>5828.4280917442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25" calcext:value-type="float">
            <text:p>0.62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2" calcext:value-type="float">
            <text:p>2</text:p>
          </table:table-cell>
          <table:table-cell table:style-name="ce9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6994.11371009304" calcext:value-type="float">
            <text:p>6994.113710093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23.3137123669768" calcext:value-type="float">
            <text:p>23.313712367</text:p>
          </table:table-cell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8159.79932844188" calcext:value-type="float">
            <text:p>8159.7993284419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9325.48494679072" calcext:value-type="float">
            <text:p>9325.4849467907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0491.1705651396" calcext:value-type="float">
            <text:p>10491.1705651396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268082573106329" calcext:value-type="float">
            <text:p>2.68082573106329E-010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1656.8561834884" calcext:value-type="float">
            <text:p>11656.8561834884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11656.8561834884" calcext:value-type="float">
            <text:p>1.166E+004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294890830416962" calcext:value-type="float">
            <text:p>2.94890830416962E-007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195555555555556" calcext:value-type="float">
            <text:p>0.0001955556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360755606586109" calcext:value-type="float">
            <text:p>3.60755606586109E-00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359561333780529" calcext:value-type="float">
            <text:p>3.59561333780529E-005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294890830416962" calcext:value-type="float">
            <text:p>2.95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ar resuspension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5" calcext:value-type="float">
            <text:p>5.0000E-0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.625" calcext:value-type="float">
            <text:p>0.6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00" calcext:value-type="float">
            <text:p>6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6" calcext:value-type="float">
            <text:p>0.0006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3" calcext:value-type="float">
            <text:p>0.000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11052.4266036038" calcext:value-type="float">
            <text:p>11052</text:p>
          </table:table-cell>
          <table:table-cell office:value-type="float" office:value="0.0015" calcext:value-type="float">
            <text:p>0.0015</text:p>
          </table:table-cell>
          <table:table-cell table:formula="of:=[.I13]/[.$B$13]" office:value-type="float" office:value="0.0375" calcext:value-type="float">
            <text:p>0.0375</text:p>
          </table:table-cell>
          <table:table-cell table:formula="of:=[.J13]/([.$B$8]/2)/[.$B$6]/([.$B$3]-[.$B$2])*[.$B$5]" office:value-type="float" office:value="0.1" calcext:value-type="float">
            <text:p>0.1</text:p>
          </table:table-cell>
          <table:table-cell table:formula="of:=[.I13]*[.$B$2]/[.$B$5]*[.$B$13]" office:value-type="float" office:value="1.2" calcext:value-type="float">
            <text:p>1.2</text:p>
          </table:table-cell>
          <table:table-cell table:formula="of:=2*[.K13]*[.$B$9]" office:value-type="float" office:value="0.00006" calcext:value-type="float">
            <text:p>0.00006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25" calcext:value-type="float">
            <text:p>2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792" calcext:value-type="float">
            <text:p>0.00792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22104.8532072077" calcext:value-type="float">
            <text:p>22105</text:p>
          </table:table-cell>
          <table:table-cell office:value-type="float" office:value="0.015" calcext:value-type="float">
            <text:p>0.015</text:p>
          </table:table-cell>
          <table:table-cell table:formula="of:=[.I14]/[.$B$13]" office:value-type="float" office:value="0.375" calcext:value-type="float">
            <text:p>0.375</text:p>
          </table:table-cell>
          <table:table-cell table:formula="of:=[.J14]/([.$B$8]/2)/[.$B$6]/([.$B$3]-[.$B$2])*[.$B$5]" office:value-type="float" office:value="1" calcext:value-type="float">
            <text:p>1</text:p>
          </table:table-cell>
          <table:table-cell table:formula="of:=[.I14]*[.$B$2]/[.$B$5]*[.$B$13]" office:value-type="float" office:value="12" calcext:value-type="float">
            <text:p>12</text:p>
          </table:table-cell>
          <table:table-cell table:formula="of:=2*[.K14]*[.$B$9]" office:value-type="float" office:value="0.0006" calcext:value-type="float">
            <text:p>0.0006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33157.2798108116" calcext:value-type="float">
            <text:p>33157</text:p>
          </table:table-cell>
          <table:table-cell office:value-type="float" office:value="0.075" calcext:value-type="float">
            <text:p>0.075</text:p>
          </table:table-cell>
          <table:table-cell table:formula="of:=[.I15]/[.$B$13]" office:value-type="float" office:value="1.875" calcext:value-type="float">
            <text:p>1.875</text:p>
          </table:table-cell>
          <table:table-cell table:formula="of:=[.J15]/([.$B$8]/2)/[.$B$6]/([.$B$3]-[.$B$2])*[.$B$5]" office:value-type="float" office:value="5" calcext:value-type="float">
            <text:p>5</text:p>
          </table:table-cell>
          <table:table-cell table:formula="of:=[.I15]*[.$B$2]/[.$B$5]*[.$B$13]" office:value-type="float" office:value="60" calcext:value-type="float">
            <text:p>60</text:p>
          </table:table-cell>
          <table:table-cell table:formula="of:=2*[.K15]*[.$B$9]" office:value-type="float" office:value="0.003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16" calcext:value-type="float">
            <text:p>0.0016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792" calcext:value-type="float">
            <text:p>0.00792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44209.7064144154" calcext:value-type="float">
            <text:p>44210</text:p>
          </table:table-cell>
          <table:table-cell office:value-type="float" office:value="0.15" calcext:value-type="float">
            <text:p>0.15</text:p>
          </table:table-cell>
          <table:table-cell table:formula="of:=[.I16]/[.$B$13]" office:value-type="float" office:value="3.75" calcext:value-type="float">
            <text:p>3.75</text:p>
          </table:table-cell>
          <table:table-cell table:formula="of:=[.J16]/([.$B$8]/2)/[.$B$6]/([.$B$3]-[.$B$2])*[.$B$5]" office:value-type="float" office:value="10" calcext:value-type="float">
            <text:p>10</text:p>
          </table:table-cell>
          <table:table-cell table:formula="of:=[.I16]*[.$B$2]/[.$B$5]*[.$B$13]" office:value-type="float" office:value="120" calcext:value-type="float">
            <text:p>120</text:p>
          </table:table-cell>
          <table:table-cell table:formula="of:=2*[.K16]*[.$B$9]" office:value-type="float" office:value="0.006" calcext:value-type="float">
            <text:p>0.006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" calcext:value-type="float">
            <text:p>0.3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55262.1330180192" calcext:value-type="float">
            <text:p>55262</text:p>
          </table:table-cell>
          <table:table-cell office:value-type="float" office:value="0.225" calcext:value-type="float">
            <text:p>0.225</text:p>
          </table:table-cell>
          <table:table-cell table:formula="of:=[.I17]/[.$B$13]" office:value-type="float" office:value="5.625" calcext:value-type="float">
            <text:p>5.625</text:p>
          </table:table-cell>
          <table:table-cell table:formula="of:=[.J17]/([.$B$8]/2)/[.$B$6]/([.$B$3]-[.$B$2])*[.$B$5]" office:value-type="float" office:value="15" calcext:value-type="float">
            <text:p>15</text:p>
          </table:table-cell>
          <table:table-cell table:formula="of:=[.I17]*[.$B$2]/[.$B$5]*[.$B$13]" office:value-type="float" office:value="180" calcext:value-type="float">
            <text:p>180</text:p>
          </table:table-cell>
          <table:table-cell table:formula="of:=2*[.K17]*[.$B$9]" office:value-type="float" office:value="0.009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66666666666667" calcext:value-type="float">
            <text:p>2.6666666667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" calcext:value-type="float">
            <text:p>0</text:p>
          </table:table-cell>
          <table:table-cell table:style-name="ce9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66314.5596216231" calcext:value-type="float">
            <text:p>66315</text:p>
          </table:table-cell>
          <table:table-cell office:value-type="float" office:value="0.3" calcext:value-type="float">
            <text:p>0.3</text:p>
          </table:table-cell>
          <table:table-cell table:formula="of:=[.I18]/[.$B$13]" office:value-type="float" office:value="7.5" calcext:value-type="float">
            <text:p>7.5</text:p>
          </table:table-cell>
          <table:table-cell table:formula="of:=[.J18]/([.$B$8]/2)/[.$B$6]/([.$B$3]-[.$B$2])*[.$B$5]" office:value-type="float" office:value="20" calcext:value-type="float">
            <text:p>20</text:p>
          </table:table-cell>
          <table:table-cell table:formula="of:=[.I18]*[.$B$2]/[.$B$5]*[.$B$13]" office:value-type="float" office:value="240" calcext:value-type="float">
            <text:p>240</text:p>
          </table:table-cell>
          <table:table-cell table:formula="of:=2*[.K18]*[.$B$9]" office:value-type="float" office:value="0.012" calcext:value-type="float">
            <text:p>0.012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77366.9862252269" calcext:value-type="float">
            <text:p>77367</text:p>
          </table:table-cell>
          <table:table-cell office:value-type="float" office:value="0.3" calcext:value-type="float">
            <text:p>0.3</text:p>
          </table:table-cell>
          <table:table-cell table:formula="of:=[.I19]/[.$B$13]" office:value-type="float" office:value="7.5" calcext:value-type="float">
            <text:p>7.5</text:p>
          </table:table-cell>
          <table:table-cell table:formula="of:=[.J19]/([.$B$8]/2)/[.$B$6]/([.$B$3]-[.$B$2])*[.$B$5]" office:value-type="float" office:value="20" calcext:value-type="float">
            <text:p>20</text:p>
          </table:table-cell>
          <table:table-cell table:formula="of:=[.I19]*[.$B$2]/[.$B$5]*[.$B$13]" office:value-type="float" office:value="240" calcext:value-type="float">
            <text:p>240</text:p>
          </table:table-cell>
          <table:table-cell table:formula="of:=2*[.K19]*[.$B$9]" office:value-type="float" office:value="0.012" calcext:value-type="float">
            <text:p>0.012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0706858347057703" calcext:value-type="float">
            <text:p>7.06858347057703E-009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88419.4128288308" calcext:value-type="float">
            <text:p>88419</text:p>
          </table:table-cell>
          <table:table-cell office:value-type="float" office:value="0.3" calcext:value-type="float">
            <text:p>0.3</text:p>
          </table:table-cell>
          <table:table-cell table:formula="of:=[.I20]/[.$B$13]" office:value-type="float" office:value="7.5" calcext:value-type="float">
            <text:p>7.5</text:p>
          </table:table-cell>
          <table:table-cell table:formula="of:=[.J20]/([.$B$8]/2)/[.$B$6]/([.$B$3]-[.$B$2])*[.$B$5]" office:value-type="float" office:value="20" calcext:value-type="float">
            <text:p>20</text:p>
          </table:table-cell>
          <table:table-cell table:formula="of:=[.I20]*[.$B$2]/[.$B$5]*[.$B$13]" office:value-type="float" office:value="240" calcext:value-type="float">
            <text:p>240</text:p>
          </table:table-cell>
          <table:table-cell table:formula="of:=2*[.K20]*[.$B$9]" office:value-type="float" office:value="0.012" calcext:value-type="float">
            <text:p>0.012</text:p>
          </table:table-cell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25" calcext:value-type="float">
            <text:p>0.0000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99471.8394324346" calcext:value-type="float">
            <text:p>9947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13097335529233" calcext:value-type="float">
            <text:p>1.13097335529233E-010</text:p>
          </table:table-cell>
          <table:table-cell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025" calcext:value-type="float">
            <text:p>2.50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110524.266036038" calcext:value-type="float">
            <text:p>11052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44209.7064144154" calcext:value-type="float">
            <text:p>4.421E+004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1600" calcext:value-type="float">
            <text:p>160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124407069082156" calcext:value-type="float">
            <text:p>1.24407069082156E-007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2210.48532072077" calcext:value-type="float">
            <text:p>2210.4853207208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366666666666666" calcext:value-type="float">
            <text:p>3.66666666666666E-005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24" calcext:value-type="float">
            <text:p>2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11" calcext:value-type="float">
            <text:p>0.0001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style-name="ce3" table:formula="of:=[.B29]/[.H29]" office:value-type="float" office:value="0.0000231683267962826" calcext:value-type="float">
            <text:p>2.32E-00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852774579955884" calcext:value-type="float">
            <text:p>8.52774579955884E-006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124407069082156" calcext:value-type="float">
            <text:p>1.24E-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77544181763475" calcext:value-type="float">
            <text:p>7.77544181763475E-008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table:table-column table:style-name="co5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ngle" table:style-name="ta1"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table:formula="of:=[.B3]-[.B2]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office:value-type="float" office:value="0.005" calcext:value-type="float">
            <text:p>0.005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n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z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X</text:p>
          </table:table-cell>
          <table:table-cell table:formula="of:=[.$B$10]/[.E14]" office:value-type="float" office:value="0.01" calcext:value-type="float">
            <text:p>0.01</text:p>
          </table:table-cell>
          <table:table-cell table:formula="of:=[.$B$10]/[.F14]" office:value-type="float" office:value="0.005" calcext:value-type="float">
            <text:p>0.005</text:p>
          </table:table-cell>
          <table:table-cell table:formula="of:=[.$B$10]/[.G14]" office:value-type="float" office:value="0.0025" calcext:value-type="float">
            <text:p>0.0025</text:p>
          </table:table-cell>
          <table:table-cell table:formula="of:=[.$B$10]/[.H14]" office:value-type="float" office:value="0.002" calcext:value-type="float">
            <text:p>0.002</text:p>
          </table:table-cell>
          <table:table-cell table:formula="of:=[.$B$10]/[.I14]" office:value-type="float" office:value="0.00166666666666667" calcext:value-type="float">
            <text:p>0.0016666667</text:p>
          </table:table-cell>
          <table:table-cell table:formula="of:=[.$B$10]/[.J14]" office:value-type="float" office:value="0.00125" calcext:value-type="float">
            <text:p>0.00125</text:p>
          </table:table-cell>
          <table:table-cell table:formula="of:=[.$B$10]/[.K14]"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Z</text:p>
          </table:table-cell>
          <table:table-cell table:formula="of:=[.$B$12]/[.E15]" office:value-type="float" office:value="0.01" calcext:value-type="float">
            <text:p>0.01</text:p>
          </table:table-cell>
          <table:table-cell table:formula="of:=[.$B$12]/[.F15]" office:value-type="float" office:value="0.005" calcext:value-type="float">
            <text:p>0.005</text:p>
          </table:table-cell>
          <table:table-cell table:formula="of:=[.$B$12]/[.G15]" office:value-type="float" office:value="0.0025" calcext:value-type="float">
            <text:p>0.0025</text:p>
          </table:table-cell>
          <table:table-cell table:formula="of:=[.$B$12]/[.H15]" office:value-type="float" office:value="0.002" calcext:value-type="float">
            <text:p>0.002</text:p>
          </table:table-cell>
          <table:table-cell table:formula="of:=[.$B$12]/[.I15]" office:value-type="float" office:value="0.00166666666666667" calcext:value-type="float">
            <text:p>0.0016666667</text:p>
          </table:table-cell>
          <table:table-cell table:formula="of:=[.$B$12]/[.J15]" office:value-type="float" office:value="0.00125" calcext:value-type="float">
            <text:p>0.00125</text:p>
          </table:table-cell>
          <table:table-cell table:formula="of:=[.$B$12]/[.K15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formula="of:=4/3*3.14159*([.B8]/2)^3" office:value-type="float" office:value="0.0000000654497916666667" calcext:value-type="float">
            <text:p>6.54497916666667E-008</text:p>
          </table:table-cell>
          <table:table-cell/>
          <table:table-cell office:value-type="string" calcext:value-type="string">
            <text:p>V/V_p</text:p>
          </table:table-cell>
          <table:table-cell table:formula="of:=[.E16]*[.E16]*[.E17]/([.$B$18])" office:value-type="float" office:value="15.2788874423461" calcext:value-type="float">
            <text:p>15.2788874423</text:p>
          </table:table-cell>
          <table:table-cell table:formula="of:=[.F16]*[.F16]*[.F17]/([.$B$18])" office:value-type="float" office:value="1.90986093029326" calcext:value-type="float">
            <text:p>1.9098609303</text:p>
          </table:table-cell>
          <table:table-cell table:formula="of:=[.G16]*[.G16]*[.G17]/([.$B$18])" office:value-type="float" office:value="0.238732616286657" calcext:value-type="float">
            <text:p>0.2387326163</text:p>
          </table:table-cell>
          <table:table-cell table:formula="of:=[.H16]*[.H16]*[.H17]/([.$B$18])" office:value-type="float" office:value="0.122231099538769" calcext:value-type="float">
            <text:p>0.1222310995</text:p>
          </table:table-cell>
          <table:table-cell table:formula="of:=[.I16]*[.I16]*[.I17]/([.$B$18])" office:value-type="float" office:value="0.0707355900108615" calcext:value-type="float">
            <text:p>0.07073559</text:p>
          </table:table-cell>
          <table:table-cell table:formula="of:=[.J16]*[.J16]*[.J17]/([.$B$18])" office:value-type="float" office:value="0.0298415770358322" calcext:value-type="float">
            <text:p>0.029841577</text:p>
          </table:table-cell>
          <table:table-cell table:formula="of:=[.K16]*[.K16]*[.K17]/([.$B$18])" office:value-type="float" office:value="0.0152788874423461" calcext:value-type="float">
            <text:p>0.0152788874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Rep</text:p>
          </table:table-cell>
          <table:table-cell table:style-name="ce3" table:formula="of:=[.F2]/[.B1]*[.B8]" office:value-type="float" office:value="45" calcext:value-type="float">
            <text:p>4.50E+001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520833333333333" calcext:value-type="float">
            <text:p>0.520833333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2000" calcext:value-type="float">
            <text:p>2.00E+0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1" table:number-rows-repeated="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3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Phillips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uetteSmallGapVisc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9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Visc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" calcext:value-type="float">
            <text:p>73895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9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RFCouette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rpartic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</text:p>
          </table:table-cell>
          <table:table-cell table:formula="of:=10/60*2*3.14159" office:value-type="float" office:value="1.04719666666667" calcext:value-type="float">
            <text:p>1.04719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0]/[.B21]*[.B4]" office:value-type="float" office:value="51258.5276634659" calcext:value-type="float">
            <text:p>5.13E+0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</table:table-row>
        <table:table-row table:style-name="ro2">
          <table:table-cell table:style-name="Default"/>
          <table:table-cell table:number-columns-repeated="5"/>
        </table:table-row>
        <table:table-row table:style-name="ro1" table:number-rows-repeated="1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Tetlow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423011844331641" calcext:value-type="float">
            <text:p>4.2301E-005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/>
          <table:table-cell office:value-type="string" calcext:value-type="string">
            <text:p>Expend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B5]*4*PI()*[.B10]*[.B11]*[.B11]*[.B13]*([.B14]*[.B14])/(1-[.B14]*[.B14])" office:value-type="float" office:value="0.00000174308035203165" calcext:value-type="float">
            <text:p>1.74308035203165E-006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F5]*(1+0.25)" office:value-type="float" office:value="2.625" calcext:value-type="float">
            <text:p>2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287366" calcext:value-type="float">
            <text:p>0.00287366</text:p>
          </table:table-cell>
          <table:table-cell table:formula="of:=[.E6]*[.$F$5]/[.$E$5]/[.B10]" office:value-type="float" office:value="551.007362218274" calcext:value-type="float">
            <text:p>551.0073622183</text:p>
          </table:table-cell>
          <table:table-cell/>
          <table:table-cell table:formula="of:=([.D6]*2.5 +1)*[.B5]" office:value-type="float" office:value="0.1125" calcext:value-type="float">
            <text:p>0.1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4699.07141053217" calcext:value-type="float">
            <text:p>4699.07141053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3759.25712842574" calcext:value-type="float">
            <text:p>3759.25712842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5297745276" calcext:value-type="float">
            <text:p>0.0529774528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2819.4428463193" calcext:value-type="float">
            <text:p>2819.442846319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1879.62856421287" calcext:value-type="float">
            <text:p>1879.62856421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843162347917137" calcext:value-type="float">
            <text:p>0.0084316235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939.814282106434" calcext:value-type="float">
            <text:p>939.8142821064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1.42307934393986" calcext:value-type="float">
            <text:p>1.4230793439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9"/>
          <table:table-cell table:number-columns-repeated="6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4699.07141053217" calcext:value-type="float">
            <text:p>4.699E+003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735797955" calcext:value-type="float">
            <text:p>0.00073579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F29])" office:value-type="float" office:value="3.65747965972809" calcext:value-type="float">
            <text:p>3.6574796597</text:p>
          </table:table-cell>
          <table:table-cell table:formula="of:=[.B29]/[.H29]" office:value-type="float" office:value="0.000201176226105028" calcext:value-type="float">
            <text:p>0.000201176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69745660556718" calcext:value-type="float">
            <text:p>6.9745660556718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207625886554904" calcext:value-type="float">
            <text:p>2.07625886554904E-005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amptonPoiseuille" table:style-name="ta1">
        <table:table-column table:style-name="co15" table:default-cell-style-name="ce1"/>
        <table:table-column table:style-name="co16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6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0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7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17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6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4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24x3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office:value-type="string" calcext:value-type="string">
            <text:p>32x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16x2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00-00-00</text:date>, <text:time style:data-style-name="N2" text:time-value="0000-00-00T00:00:01.370641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1.3.2$Linux_X86_64 LibreOffice_project/410m0$Build-2</meta:generator>
    <dc:date>2014-11-18T18:24:20.002137211</dc:date>
    <dc:creator>bruno </dc:creator>
    <meta:editing-duration>P1DT5H46M52S</meta:editing-duration>
    <meta:editing-cycles>78</meta:editing-cycles>
    <meta:document-statistic meta:table-count="14" meta:cell-count="1401" meta:object-count="0"/>
  </office:meta>
</office:document-meta>
</file>